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EndpointReferenc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EndpointReference.to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EndpointReference.JbiEndpointReference( Endpoint initialPartnerEndpoint , OdeContext 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EndpointReference.getServiceEndpo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biEndpointReference.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EndpointReference.JbiEndpointReference( ServiceEndpoint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EndpointReferen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ndpointReference.JbiEndpointReference( ServiceEndpoint se , QName ep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